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eeeeee" draw:textarea-horizontal-align="justify" draw:textarea-vertical-align="middle" draw:auto-grow-height="false" fo:min-height="3.35cm" fo:min-width="0.5cm"/>
    </style:style>
    <style:style style:name="gr2" style:family="graphic" style:parent-style-name="standard">
      <style:graphic-properties draw:textarea-horizontal-align="justify" draw:textarea-vertical-align="middle" draw:auto-grow-height="false" fo:min-height="0.662cm" fo:min-width="0.379cm"/>
    </style:style>
    <style:style style:name="gr3" style:family="graphic" style:parent-style-name="standard">
      <style:graphic-properties svg:stroke-color="#999999" draw:fill-color="#cccccc" draw:textarea-horizontal-align="justify" draw:textarea-vertical-align="middle" draw:auto-grow-height="false" fo:min-height="0.55cm" fo:min-width="0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3.6cm" svg:x="1.8cm" svg:y="1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243cm" svg:height="1.288cm" svg:x="4.779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0.8cm" svg:x="1.8cm" svg:y="1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2.567cm" svg:y1="2.23cm" svg:x2="4.779cm" svg:y2="2.244cm" draw:start-shape="id1" draw:start-glue-point="1" draw:end-shape="id2" draw:end-glue-point="6" svg:d="M2567 2230l2212 14" svg:viewBox="0 0 2213 15">
          <text:p/>
        </draw:connector>
        <draw:frame draw:style-name="gr5" draw:text-style-name="P2" xml:id="id1" draw:id="id1" draw:layer="layout" svg:width="0.534cm" svg:height="0.47cm" svg:x="2.033cm" svg:y="1.99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4" draw:text-style-name="P4" draw:layer="layout" draw:type="line" svg:x1="6.012cm" svg:y1="2.26cm" svg:x2="8.207cm" svg:y2="2.274cm" draw:start-shape="id3" draw:start-glue-point="1" svg:d="M6012 2260l2195 14" svg:viewBox="0 0 2196 15">
          <text:p/>
        </draw:connector>
        <draw:frame draw:style-name="gr5" draw:text-style-name="P2" draw:layer="layout" svg:width="0.471cm" svg:height="0.47cm" svg:x="6.743cm" svg:y="1.66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2" xml:id="id3" draw:id="id3" draw:layer="layout" svg:width="1.224cm" svg:height="0.53cm" svg:x="4.788cm" svg:y="1.99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2" draw:layer="layout" svg:width="1.742cm" svg:height="0.509cm" svg:x="4.478cm" svg:y="2.99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2" draw:layer="layout" svg:width="0.572cm" svg:height="0.53cm" svg:x="2.014cm" svg:y="2.79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2" draw:layer="layout" svg:width="0.563cm" svg:height="0.53cm" svg:x="2.019cm" svg:y="3.495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text-style-name="P5" draw:layer="layout" svg:width="1.2cm" svg:height="1.2cm" svg:x="1.7cm" svg:y="3.595cm">
          <draw:text-box>
            <text:p text:style-name="P2">...</text:p>
          </draw:text-box>
        </draw:frame>
        <draw:frame draw:style-name="gr5" draw:text-style-name="P2" draw:layer="layout" svg:width="0.627cm" svg:height="0.53cm" svg:x="1.987cm" svg:y="4.49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09:44:24.623377814</meta:creation-date>
    <dc:date>2017-06-22T10:38:50.852675457</dc:date>
    <meta:editing-duration>P3DT5H28M5S</meta:editing-duration>
    <meta:editing-cycles>8</meta:editing-cycles>
    <meta:generator>LibreOffice/5.2.2.2$Linux_X86_64 LibreOffice_project/20m0$Build-2</meta:generator>
    <meta:document-statistic meta:object-count="13"/>
  </office:meta>
</office:document-meta>
</file>

<file path=Object 1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7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2/content.xml><?xml version="1.0" encoding="utf-8"?>
<math xmlns="http://www.w3.org/1998/Math/MathML" display="block">
  <semantics>
    <mi>X</mi>
    <annotation encoding="StarMath 5.0">X

</annotation>
  </semantics>
</math>
</file>

<file path=Object 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

<file path=Object 6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

<file path=Object 8/content.xml><?xml version="1.0" encoding="utf-8"?>
<math xmlns="http://www.w3.org/1998/Math/MathML" display="block">
  <semantics>
    <mstyle color="red">
      <mrow>
        <mo fence="true" stretchy="false">(</mo>
        <mrow>
          <mrow>
            <mrow>
              <mi>W</mi>
              <mi>'</mi>
            </mrow>
            <mi>,</mi>
            <mrow>
              <mi>B</mi>
              <mi>'</mi>
            </mrow>
          </mrow>
        </mrow>
        <mo fence="true" stretchy="false">)</mo>
      </mrow>
    </mstyle>
    <annotation encoding="StarMath 5.0">color red {({W'}, {B'})}</annotation>
  </semantics>
</math>
</file>